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10_3">
            <text:p>KIA-5610_3</text:p>
          </table:table-cell>
          <table:table-cell office:value-type="float" office:value="3.47">
            <text:p>3.47</text:p>
          </table:table-cell>
          <table:table-cell office:value-type="float" office:value="108.69">
            <text:p>108.69</text:p>
          </table:table-cell>
          <table:table-cell office:value-type="float" office:value="12440.0">
            <text:p>12440.0</text:p>
          </table:table-cell>
          <table:table-cell office:value-type="float" office:value="80.0">
            <text:p>8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4.78">
            <text:p>-84.7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36">
            <text:p>KIA-3536</text:p>
          </table:table-cell>
          <table:table-cell office:value-type="float" office:value="3.63">
            <text:p>3.63</text:p>
          </table:table-cell>
          <table:table-cell office:value-type="float" office:value="108.53">
            <text:p>108.53</text:p>
          </table:table-cell>
          <table:table-cell office:value-type="float" office:value="15410.0">
            <text:p>15410.0</text:p>
          </table:table-cell>
          <table:table-cell office:value-type="float" office:value="90.0">
            <text:p>90.0</text:p>
          </table:table-cell>
          <table:table-cell office:value-type="string" office:value="leach residue">
            <text:p>leach residu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9.26">
            <text:p>-109.2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44_1">
            <text:p>KIA-3544_1</text:p>
          </table:table-cell>
          <table:table-cell office:value-type="float" office:value="2.792">
            <text:p>2.792</text:p>
          </table:table-cell>
          <table:table-cell office:value-type="float" office:value="107.939">
            <text:p>107.939</text:p>
          </table:table-cell>
          <table:table-cell office:value-type="float" office:value="23460.0">
            <text:p>23460.0</text:p>
          </table:table-cell>
          <table:table-cell office:value-type="float" office:value="160.0">
            <text:p>16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5.81">
            <text:p>-95.8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44_2">
            <text:p>KIA-3544_2</text:p>
          </table:table-cell>
          <table:table-cell office:value-type="float" office:value="2.792">
            <text:p>2.792</text:p>
          </table:table-cell>
          <table:table-cell office:value-type="float" office:value="107.939">
            <text:p>107.939</text:p>
          </table:table-cell>
          <table:table-cell office:value-type="float" office:value="23270.0">
            <text:p>23270.0</text:p>
          </table:table-cell>
          <table:table-cell office:value-type="float" office:value="330.0">
            <text:p>33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5.81">
            <text:p>-95.8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8_4">
            <text:p>KIA-5988_4</text:p>
          </table:table-cell>
          <table:table-cell office:value-type="float" office:value="4.114">
            <text:p>4.114</text:p>
          </table:table-cell>
          <table:table-cell office:value-type="float" office:value="109.115">
            <text:p>109.115</text:p>
          </table:table-cell>
          <table:table-cell office:value-type="float" office:value="24790.0">
            <text:p>24790.0</text:p>
          </table:table-cell>
          <table:table-cell office:value-type="float" office:value="220.0">
            <text:p>22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3.43">
            <text:p>-103.4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xxxx-1">
            <text:p>KIA-xxxx-1</text:p>
          </table:table-cell>
          <table:table-cell office:value-type="float" office:value="5.424">
            <text:p>5.424</text:p>
          </table:table-cell>
          <table:table-cell office:value-type="float" office:value="110.401">
            <text:p>110.401</text:p>
          </table:table-cell>
          <table:table-cell office:value-type="float" office:value="32640.0">
            <text:p>32640.0</text:p>
          </table:table-cell>
          <table:table-cell office:value-type="float" office:value="660.0">
            <text:p>660.0</text:p>
          </table:table-cell>
          <table:table-cell office:value-type="string" office:value="G. ruber">
            <text:p>G. ruber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51.49">
            <text:p>-151.4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einkeEtal2003">
            <text:p>Steinke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45_1">
            <text:p>KIA-3545_1</text:p>
          </table:table-cell>
          <table:table-cell office:value-type="float" office:value="2.792">
            <text:p>2.792</text:p>
          </table:table-cell>
          <table:table-cell office:value-type="float" office:value="107.939">
            <text:p>107.939</text:p>
          </table:table-cell>
          <table:table-cell office:value-type="float" office:value="22810.0">
            <text:p>22810.0</text:p>
          </table:table-cell>
          <table:table-cell office:value-type="float" office:value="120.0">
            <text:p>12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97.35">
            <text:p>-97.3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xxxx-3">
            <text:p>KIA-xxxx-3</text:p>
          </table:table-cell>
          <table:table-cell office:value-type="float" office:value="5.424">
            <text:p>5.424</text:p>
          </table:table-cell>
          <table:table-cell office:value-type="float" office:value="110.401">
            <text:p>110.401</text:p>
          </table:table-cell>
          <table:table-cell office:value-type="float" office:value="31680.0">
            <text:p>31680.0</text:p>
          </table:table-cell>
          <table:table-cell office:value-type="float" office:value="580.0">
            <text:p>580.0</text:p>
          </table:table-cell>
          <table:table-cell office:value-type="string" office:value="Asterorotalia sp.">
            <text:p>Asterorotalia sp.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53.6">
            <text:p>-153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einkeEtal2003">
            <text:p>Steinke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xxxx-2">
            <text:p>KIA-xxxx-2</text:p>
          </table:table-cell>
          <table:table-cell office:value-type="float" office:value="5.424">
            <text:p>5.424</text:p>
          </table:table-cell>
          <table:table-cell office:value-type="float" office:value="110.401">
            <text:p>110.401</text:p>
          </table:table-cell>
          <table:table-cell office:value-type="float" office:value="31400.0">
            <text:p>31400.0</text:p>
          </table:table-cell>
          <table:table-cell office:value-type="float" office:value="560.0">
            <text:p>560.0</text:p>
          </table:table-cell>
          <table:table-cell office:value-type="string" office:value="Asterorotalia sp.">
            <text:p>Asterorotalia sp.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52.4">
            <text:p>-152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einkeEtal2003">
            <text:p>Steinke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4178">
            <text:p>KIA-4178</text:p>
          </table:table-cell>
          <table:table-cell office:value-type="float" office:value="3.54">
            <text:p>3.54</text:p>
          </table:table-cell>
          <table:table-cell office:value-type="float" office:value="108.54">
            <text:p>108.54</text:p>
          </table:table-cell>
          <table:table-cell office:value-type="float" office:value="13260.0">
            <text:p>13260.0</text:p>
          </table:table-cell>
          <table:table-cell office:value-type="float" office:value="120.0">
            <text:p>120.0</text:p>
          </table:table-cell>
          <table:table-cell office:value-type="string" office:value="piece of wood, conv. 14C">
            <text:p>piece of wood, conv. 14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4.9">
            <text:p>-104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04_1">
            <text:p>KIA-5604_1</text:p>
          </table:table-cell>
          <table:table-cell office:value-type="float" office:value="4.53">
            <text:p>4.53</text:p>
          </table:table-cell>
          <table:table-cell office:value-type="float" office:value="108.83">
            <text:p>108.83</text:p>
          </table:table-cell>
          <table:table-cell office:value-type="float" office:value="12765.0">
            <text:p>12765.0</text:p>
          </table:table-cell>
          <table:table-cell office:value-type="float" office:value="60.0">
            <text:p>6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04.85">
            <text:p>-104.8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05_1">
            <text:p>KIA-5605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370.0">
            <text:p>12370.0</text:p>
          </table:table-cell>
          <table:table-cell office:value-type="float" office:value="55.0">
            <text:p>55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5.77">
            <text:p>-95.7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06">
            <text:p>KIA-5606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410.0">
            <text:p>12410.0</text:p>
          </table:table-cell>
          <table:table-cell office:value-type="float" office:value="110.0">
            <text:p>11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5.77">
            <text:p>-95.7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08_1">
            <text:p>KIA-5608_1</text:p>
          </table:table-cell>
          <table:table-cell office:value-type="float" office:value="3.3">
            <text:p>3.3</text:p>
          </table:table-cell>
          <table:table-cell office:value-type="float" office:value="108.79">
            <text:p>108.79</text:p>
          </table:table-cell>
          <table:table-cell office:value-type="float" office:value="12360.0">
            <text:p>12360.0</text:p>
          </table:table-cell>
          <table:table-cell office:value-type="float" office:value="70.0">
            <text:p>7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0.31">
            <text:p>-80.3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xxxx-4">
            <text:p>KIA-xxxx-4</text:p>
          </table:table-cell>
          <table:table-cell office:value-type="float" office:value="5.424">
            <text:p>5.424</text:p>
          </table:table-cell>
          <table:table-cell office:value-type="float" office:value="110.401">
            <text:p>110.401</text:p>
          </table:table-cell>
          <table:table-cell office:value-type="float" office:value="34020.0">
            <text:p>34020.0</text:p>
          </table:table-cell>
          <table:table-cell office:value-type="float" office:value="780.0">
            <text:p>780.0</text:p>
          </table:table-cell>
          <table:table-cell office:value-type="string" office:value="Asterorotalia sp.">
            <text:p>Asterorotalia sp.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54.78">
            <text:p>-154.7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teinkeEtal2003">
            <text:p>Steinke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45_2">
            <text:p>KIA-3545_2</text:p>
          </table:table-cell>
          <table:table-cell office:value-type="float" office:value="2.792">
            <text:p>2.792</text:p>
          </table:table-cell>
          <table:table-cell office:value-type="float" office:value="107.939">
            <text:p>107.939</text:p>
          </table:table-cell>
          <table:table-cell office:value-type="float" office:value="21980.0">
            <text:p>21980.0</text:p>
          </table:table-cell>
          <table:table-cell office:value-type="float" office:value="190.0">
            <text:p>19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97.35">
            <text:p>-97.3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76_2">
            <text:p>KIA-5976_2</text:p>
          </table:table-cell>
          <table:table-cell office:value-type="float" office:value="4.77">
            <text:p>4.77</text:p>
          </table:table-cell>
          <table:table-cell office:value-type="float" office:value="109.523">
            <text:p>109.523</text:p>
          </table:table-cell>
          <table:table-cell office:value-type="float" office:value="15580.0">
            <text:p>15580.0</text:p>
          </table:table-cell>
          <table:table-cell office:value-type="float" office:value="70.0">
            <text:p>7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21.05">
            <text:p>-121.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8_1">
            <text:p>KIA-5988_1</text:p>
          </table:table-cell>
          <table:table-cell office:value-type="float" office:value="4.114">
            <text:p>4.114</text:p>
          </table:table-cell>
          <table:table-cell office:value-type="float" office:value="109.115">
            <text:p>109.115</text:p>
          </table:table-cell>
          <table:table-cell office:value-type="float" office:value="26850.0">
            <text:p>26850.0</text:p>
          </table:table-cell>
          <table:table-cell office:value-type="float" office:value="170.0">
            <text:p>170.0</text:p>
          </table:table-cell>
          <table:table-cell office:value-type="string" office:value="Wood macrofossil insoluble">
            <text:p>Wood macrofossil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3.43">
            <text:p>-103.4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8_2">
            <text:p>KIA-5988_2</text:p>
          </table:table-cell>
          <table:table-cell office:value-type="float" office:value="4.114">
            <text:p>4.114</text:p>
          </table:table-cell>
          <table:table-cell office:value-type="float" office:value="109.115">
            <text:p>109.115</text:p>
          </table:table-cell>
          <table:table-cell office:value-type="float" office:value="23310.0">
            <text:p>23310.0</text:p>
          </table:table-cell>
          <table:table-cell office:value-type="float" office:value="310.0">
            <text:p>310.0</text:p>
          </table:table-cell>
          <table:table-cell office:value-type="string" office:value="Wood macrofossil humic">
            <text:p>Wood macrofossil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3.43">
            <text:p>-103.4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77">
            <text:p>KIA-5977</text:p>
          </table:table-cell>
          <table:table-cell office:value-type="float" office:value="4.697">
            <text:p>4.697</text:p>
          </table:table-cell>
          <table:table-cell office:value-type="float" office:value="109.809">
            <text:p>109.809</text:p>
          </table:table-cell>
          <table:table-cell office:value-type="float" office:value="36370.0">
            <text:p>36370.0</text:p>
          </table:table-cell>
          <table:table-cell office:value-type="float" office:value="2400.0">
            <text:p>240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28.73">
            <text:p>-128.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77_1">
            <text:p>KIA-5977_1</text:p>
          </table:table-cell>
          <table:table-cell office:value-type="float" office:value="4.697">
            <text:p>4.697</text:p>
          </table:table-cell>
          <table:table-cell office:value-type="float" office:value="109.809">
            <text:p>109.809</text:p>
          </table:table-cell>
          <table:table-cell office:value-type="float" office:value="39870.0">
            <text:p>39870.0</text:p>
          </table:table-cell>
          <table:table-cell office:value-type="float" office:value="1070.0">
            <text:p>107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28.73">
            <text:p>-128.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77_2">
            <text:p>KIA-5977_2</text:p>
          </table:table-cell>
          <table:table-cell office:value-type="float" office:value="4.697">
            <text:p>4.697</text:p>
          </table:table-cell>
          <table:table-cell office:value-type="float" office:value="109.809">
            <text:p>109.809</text:p>
          </table:table-cell>
          <table:table-cell office:value-type="float" office:value="42810.0">
            <text:p>42810.0</text:p>
          </table:table-cell>
          <table:table-cell office:value-type="float" office:value="1680.0">
            <text:p>168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28.73">
            <text:p>-128.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0">
            <text:p>KIA-5980</text:p>
          </table:table-cell>
          <table:table-cell office:value-type="float" office:value="4.75">
            <text:p>4.75</text:p>
          </table:table-cell>
          <table:table-cell office:value-type="float" office:value="109.75">
            <text:p>109.75</text:p>
          </table:table-cell>
          <table:table-cell office:value-type="float" office:value="17680.0">
            <text:p>17680.0</text:p>
          </table:table-cell>
          <table:table-cell office:value-type="float" office:value="80.0">
            <text:p>80.0</text:p>
          </table:table-cell>
          <table:table-cell office:value-type="string" office:value="leach residue">
            <text:p>leach residu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6">
            <text:p>-11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0">
            <text:p>KIA-5980</text:p>
          </table:table-cell>
          <table:table-cell office:value-type="float" office:value="4.982">
            <text:p>4.982</text:p>
          </table:table-cell>
          <table:table-cell office:value-type="float" office:value="109.966">
            <text:p>109.966</text:p>
          </table:table-cell>
          <table:table-cell office:value-type="float" office:value="16110.0">
            <text:p>16110.0</text:p>
          </table:table-cell>
          <table:table-cell office:value-type="float" office:value="160.0">
            <text:p>16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6">
            <text:p>-11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0_1">
            <text:p>KIA-5980_1</text:p>
          </table:table-cell>
          <table:table-cell office:value-type="float" office:value="4.982">
            <text:p>4.982</text:p>
          </table:table-cell>
          <table:table-cell office:value-type="float" office:value="109.966">
            <text:p>109.966</text:p>
          </table:table-cell>
          <table:table-cell office:value-type="float" office:value="17680.0">
            <text:p>17680.0</text:p>
          </table:table-cell>
          <table:table-cell office:value-type="float" office:value="80.0">
            <text:p>8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6">
            <text:p>-11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0_2">
            <text:p>KIA-5980_2</text:p>
          </table:table-cell>
          <table:table-cell office:value-type="float" office:value="4.982">
            <text:p>4.982</text:p>
          </table:table-cell>
          <table:table-cell office:value-type="float" office:value="109.966">
            <text:p>109.966</text:p>
          </table:table-cell>
          <table:table-cell office:value-type="float" office:value="16220.0">
            <text:p>16220.0</text:p>
          </table:table-cell>
          <table:table-cell office:value-type="float" office:value="80.0">
            <text:p>8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6">
            <text:p>-11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1_1">
            <text:p>KIA-5981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510.0">
            <text:p>12510.0</text:p>
          </table:table-cell>
          <table:table-cell office:value-type="float" office:value="55.0">
            <text:p>55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6.31">
            <text:p>-96.3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6_1">
            <text:p>KIA-5986_1</text:p>
          </table:table-cell>
          <table:table-cell office:value-type="float" office:value="4.16">
            <text:p>4.16</text:p>
          </table:table-cell>
          <table:table-cell office:value-type="float" office:value="108.58">
            <text:p>108.58</text:p>
          </table:table-cell>
          <table:table-cell office:value-type="float" office:value="12335.0">
            <text:p>12335.0</text:p>
          </table:table-cell>
          <table:table-cell office:value-type="float" office:value="60.0">
            <text:p>6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7.1">
            <text:p>-87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75_2">
            <text:p>KIA-5975_2</text:p>
          </table:table-cell>
          <table:table-cell office:value-type="float" office:value="4.77">
            <text:p>4.77</text:p>
          </table:table-cell>
          <table:table-cell office:value-type="float" office:value="109.523">
            <text:p>109.523</text:p>
          </table:table-cell>
          <table:table-cell office:value-type="float" office:value="15670.0">
            <text:p>15670.0</text:p>
          </table:table-cell>
          <table:table-cell office:value-type="float" office:value="70.0">
            <text:p>7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15.26">
            <text:p>-115.2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75_1">
            <text:p>KIA-5975_1</text:p>
          </table:table-cell>
          <table:table-cell office:value-type="float" office:value="4.77">
            <text:p>4.77</text:p>
          </table:table-cell>
          <table:table-cell office:value-type="float" office:value="109.523">
            <text:p>109.523</text:p>
          </table:table-cell>
          <table:table-cell office:value-type="float" office:value="17200.0">
            <text:p>17200.0</text:p>
          </table:table-cell>
          <table:table-cell office:value-type="float" office:value="70.0">
            <text:p>7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15.26">
            <text:p>-115.2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20">
            <text:p>KIA-5620</text:p>
          </table:table-cell>
          <table:table-cell office:value-type="float" office:value="2.31">
            <text:p>2.31</text:p>
          </table:table-cell>
          <table:table-cell office:value-type="float" office:value="107.63">
            <text:p>107.63</text:p>
          </table:table-cell>
          <table:table-cell office:value-type="float" office:value="11460.0">
            <text:p>11460.0</text:p>
          </table:table-cell>
          <table:table-cell office:value-type="float" office:value="55.0">
            <text:p>55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0.68">
            <text:p>-70.6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35">
            <text:p>KIA-3535</text:p>
          </table:table-cell>
          <table:table-cell office:value-type="float" office:value="3.63">
            <text:p>3.63</text:p>
          </table:table-cell>
          <table:table-cell office:value-type="float" office:value="108.53">
            <text:p>108.53</text:p>
          </table:table-cell>
          <table:table-cell office:value-type="float" office:value="13570.0">
            <text:p>13570.0</text:p>
          </table:table-cell>
          <table:table-cell office:value-type="float" office:value="60.0">
            <text:p>6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5.16">
            <text:p>-105.1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18">
            <text:p>KIA-5618</text:p>
          </table:table-cell>
          <table:table-cell office:value-type="float" office:value="2.203">
            <text:p>2.203</text:p>
          </table:table-cell>
          <table:table-cell office:value-type="float" office:value="107.045">
            <text:p>107.045</text:p>
          </table:table-cell>
          <table:table-cell office:value-type="float" office:value="37330.0">
            <text:p>37330.0</text:p>
          </table:table-cell>
          <table:table-cell office:value-type="float" office:value="1600.0">
            <text:p>160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9.41">
            <text:p>-69.4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76_1">
            <text:p>KIA-5976_1</text:p>
          </table:table-cell>
          <table:table-cell office:value-type="float" office:value="4.77">
            <text:p>4.77</text:p>
          </table:table-cell>
          <table:table-cell office:value-type="float" office:value="109.523">
            <text:p>109.523</text:p>
          </table:table-cell>
          <table:table-cell office:value-type="float" office:value="17060.0">
            <text:p>17060.0</text:p>
          </table:table-cell>
          <table:table-cell office:value-type="float" office:value="100.0">
            <text:p>10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21.05">
            <text:p>-121.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988_3">
            <text:p>KIA-5988_3</text:p>
          </table:table-cell>
          <table:table-cell office:value-type="float" office:value="4.114">
            <text:p>4.114</text:p>
          </table:table-cell>
          <table:table-cell office:value-type="float" office:value="109.115">
            <text:p>109.115</text:p>
          </table:table-cell>
          <table:table-cell office:value-type="float" office:value="27110.0">
            <text:p>27110.0</text:p>
          </table:table-cell>
          <table:table-cell office:value-type="float" office:value="150.0">
            <text:p>15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3.43">
            <text:p>-103.4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33_2">
            <text:p>KIA-3533_2</text:p>
          </table:table-cell>
          <table:table-cell office:value-type="float" office:value="4.29">
            <text:p>4.29</text:p>
          </table:table-cell>
          <table:table-cell office:value-type="float" office:value="109.08">
            <text:p>109.08</text:p>
          </table:table-cell>
          <table:table-cell office:value-type="float" office:value="16140.0">
            <text:p>16140.0</text:p>
          </table:table-cell>
          <table:table-cell office:value-type="float" office:value="140.0">
            <text:p>14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4.11">
            <text:p>-114.1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2568_1">
            <text:p>KIA-2568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450.0">
            <text:p>12450.0</text:p>
          </table:table-cell>
          <table:table-cell office:value-type="float" office:value="100.0">
            <text:p>10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3.23">
            <text:p>-93.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32">
            <text:p>KIA-3532</text:p>
          </table:table-cell>
          <table:table-cell office:value-type="float" office:value="4.29">
            <text:p>4.29</text:p>
          </table:table-cell>
          <table:table-cell office:value-type="float" office:value="109.08">
            <text:p>109.08</text:p>
          </table:table-cell>
          <table:table-cell office:value-type="float" office:value="15250.0">
            <text:p>15250.0</text:p>
          </table:table-cell>
          <table:table-cell office:value-type="float" office:value="150.0">
            <text:p>150.0</text:p>
          </table:table-cell>
          <table:table-cell office:value-type="string" office:value="leach residue">
            <text:p>leach residu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0.71">
            <text:p>-110.7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09_3">
            <text:p>KIA-5609_3</text:p>
          </table:table-cell>
          <table:table-cell office:value-type="float" office:value="3.3">
            <text:p>3.3</text:p>
          </table:table-cell>
          <table:table-cell office:value-type="float" office:value="108.79">
            <text:p>108.79</text:p>
          </table:table-cell>
          <table:table-cell office:value-type="float" office:value="12290.0">
            <text:p>12290.0</text:p>
          </table:table-cell>
          <table:table-cell office:value-type="float" office:value="70.0">
            <text:p>70.0</text:p>
          </table:table-cell>
          <table:table-cell office:value-type="string" office:value="woody branch">
            <text:p>woody branch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0.34">
            <text:p>-80.3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305-2">
            <text:p>GIK-18305-2</text:p>
          </table:table-cell>
          <table:table-cell office:value-type="float" office:value="4.29">
            <text:p>4.29</text:p>
          </table:table-cell>
          <table:table-cell office:value-type="float" office:value="109.08">
            <text:p>109.08</text:p>
          </table:table-cell>
          <table:table-cell office:value-type="float" office:value="16140.0">
            <text:p>16140.0</text:p>
          </table:table-cell>
          <table:table-cell office:value-type="float" office:value="140.0">
            <text:p>140.0</text:p>
          </table:table-cell>
          <table:table-cell office:value-type="string" office:value="Shore facies, piece of wood, insolubles">
            <text:p>Shore facies, piece of wood, insolu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4.1">
            <text:p>-114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305-2">
            <text:p>GIK-18305-2</text:p>
          </table:table-cell>
          <table:table-cell office:value-type="float" office:value="4.29">
            <text:p>4.29</text:p>
          </table:table-cell>
          <table:table-cell office:value-type="float" office:value="109.08">
            <text:p>109.08</text:p>
          </table:table-cell>
          <table:table-cell office:value-type="float" office:value="15780.0">
            <text:p>15780.0</text:p>
          </table:table-cell>
          <table:table-cell office:value-type="float" office:value="80.0">
            <text:p>80.0</text:p>
          </table:table-cell>
          <table:table-cell office:value-type="string" office:value="Shore facies, peat pieces, insolubles">
            <text:p>Shore facies, peat pieces, insolu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4.1">
            <text:p>-114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305-2">
            <text:p>GIK-18305-2</text:p>
          </table:table-cell>
          <table:table-cell office:value-type="float" office:value="4.29">
            <text:p>4.29</text:p>
          </table:table-cell>
          <table:table-cell office:value-type="float" office:value="109.08">
            <text:p>109.08</text:p>
          </table:table-cell>
          <table:table-cell office:value-type="float" office:value="15250.0">
            <text:p>15250.0</text:p>
          </table:table-cell>
          <table:table-cell office:value-type="float" office:value="150.0">
            <text:p>150.0</text:p>
          </table:table-cell>
          <table:table-cell office:value-type="string" office:value="Shore facies, bulk sediment, insolubles">
            <text:p>Shore facies, bulk sediment, insolu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0.7">
            <text:p>-110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276-2">
            <text:p>GIK-18276-2</text:p>
          </table:table-cell>
          <table:table-cell office:value-type="float" office:value="4.75">
            <text:p>4.75</text:p>
          </table:table-cell>
          <table:table-cell office:value-type="float" office:value="109.75">
            <text:p>109.75</text:p>
          </table:table-cell>
          <table:table-cell office:value-type="float" office:value="16220.0">
            <text:p>16220.0</text:p>
          </table:table-cell>
          <table:table-cell office:value-type="float" office:value="80.0">
            <text:p>80.0</text:p>
          </table:table-cell>
          <table:table-cell office:value-type="string" office:value="Tidal flat facies, bulk sediment, leachables">
            <text:p>Tidal flat facies, bulk sediment, leacha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6">
            <text:p>-11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276-2">
            <text:p>GIK-18276-2</text:p>
          </table:table-cell>
          <table:table-cell office:value-type="float" office:value="4.75">
            <text:p>4.75</text:p>
          </table:table-cell>
          <table:table-cell office:value-type="float" office:value="109.75">
            <text:p>109.75</text:p>
          </table:table-cell>
          <table:table-cell office:value-type="float" office:value="17310.0">
            <text:p>17310.0</text:p>
          </table:table-cell>
          <table:table-cell office:value-type="float" office:value="100.0">
            <text:p>100.0</text:p>
          </table:table-cell>
          <table:table-cell office:value-type="string" office:value="Tidal flat facies, wood, insolubles">
            <text:p>Tidal flat facies, wood, insolu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2.7">
            <text:p>-122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276-2">
            <text:p>GIK-18276-2</text:p>
          </table:table-cell>
          <table:table-cell office:value-type="float" office:value="4.75">
            <text:p>4.75</text:p>
          </table:table-cell>
          <table:table-cell office:value-type="float" office:value="109.75">
            <text:p>109.75</text:p>
          </table:table-cell>
          <table:table-cell office:value-type="float" office:value="17680.0">
            <text:p>17680.0</text:p>
          </table:table-cell>
          <table:table-cell office:value-type="float" office:value="80.0">
            <text:p>80.0</text:p>
          </table:table-cell>
          <table:table-cell office:value-type="string" office:value="Tidal flat facies, bulk sediment, insolubles">
            <text:p>Tidal flat facies, bulk sediment, insolu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6">
            <text:p>-116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276-2">
            <text:p>GIK-18276-2</text:p>
          </table:table-cell>
          <table:table-cell office:value-type="float" office:value="4.75">
            <text:p>4.75</text:p>
          </table:table-cell>
          <table:table-cell office:value-type="float" office:value="109.75">
            <text:p>109.75</text:p>
          </table:table-cell>
          <table:table-cell office:value-type="float" office:value="16800.0">
            <text:p>16800.0</text:p>
          </table:table-cell>
          <table:table-cell office:value-type="float" office:value="90.0">
            <text:p>90.0</text:p>
          </table:table-cell>
          <table:table-cell office:value-type="string" office:value="Tidal flat facies, wood, leachables">
            <text:p>Tidal flat facies, wood, leacha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2.7">
            <text:p>-122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269-2">
            <text:p>GIK-18269-2</text:p>
          </table:table-cell>
          <table:table-cell office:value-type="float" office:value="4.77">
            <text:p>4.77</text:p>
          </table:table-cell>
          <table:table-cell office:value-type="float" office:value="109.44">
            <text:p>109.44</text:p>
          </table:table-cell>
          <table:table-cell office:value-type="float" office:value="15670.0">
            <text:p>15670.0</text:p>
          </table:table-cell>
          <table:table-cell office:value-type="float" office:value="70.0">
            <text:p>70.0</text:p>
          </table:table-cell>
          <table:table-cell office:value-type="string" office:value="Subtidal facies, bulk sediment, leachables">
            <text:p>Subtidal facies, bulk sediment, leacha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2">
            <text:p>-116.2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269-2">
            <text:p>GIK-18269-2</text:p>
          </table:table-cell>
          <table:table-cell office:value-type="float" office:value="4.77">
            <text:p>4.77</text:p>
          </table:table-cell>
          <table:table-cell office:value-type="float" office:value="109.44">
            <text:p>109.44</text:p>
          </table:table-cell>
          <table:table-cell office:value-type="float" office:value="15580.0">
            <text:p>15580.0</text:p>
          </table:table-cell>
          <table:table-cell office:value-type="float" office:value="70.0">
            <text:p>70.0</text:p>
          </table:table-cell>
          <table:table-cell office:value-type="string" office:value="Subtidal facies, bulk sediment, leachables">
            <text:p>Subtidal facies, bulk sediment, leacha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2.0">
            <text:p>-122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269-2">
            <text:p>GIK-18269-2</text:p>
          </table:table-cell>
          <table:table-cell office:value-type="float" office:value="4.77">
            <text:p>4.77</text:p>
          </table:table-cell>
          <table:table-cell office:value-type="float" office:value="109.44">
            <text:p>109.44</text:p>
          </table:table-cell>
          <table:table-cell office:value-type="float" office:value="17200.0">
            <text:p>17200.0</text:p>
          </table:table-cell>
          <table:table-cell office:value-type="float" office:value="70.0">
            <text:p>70.0</text:p>
          </table:table-cell>
          <table:table-cell office:value-type="string" office:value="Subtidal facies, bulk sediment, insolubles">
            <text:p>Subtidal facies, bulk sediment, insolu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2">
            <text:p>-116.2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GIK-18269-2">
            <text:p>GIK-18269-2</text:p>
          </table:table-cell>
          <table:table-cell office:value-type="float" office:value="4.77">
            <text:p>4.77</text:p>
          </table:table-cell>
          <table:table-cell office:value-type="float" office:value="109.44">
            <text:p>109.44</text:p>
          </table:table-cell>
          <table:table-cell office:value-type="float" office:value="17060.0">
            <text:p>17060.0</text:p>
          </table:table-cell>
          <table:table-cell office:value-type="float" office:value="100.0">
            <text:p>100.0</text:p>
          </table:table-cell>
          <table:table-cell office:value-type="string" office:value="Subtidal facies, bulk sediment, insolubles">
            <text:p>Subtidal facies, bulk sediment, insolubl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2.0">
            <text:p>-122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nebuthEtal2009">
            <text:p>HanebuthEtal2009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33_1">
            <text:p>KIA-3533_1</text:p>
          </table:table-cell>
          <table:table-cell office:value-type="float" office:value="4.29">
            <text:p>4.29</text:p>
          </table:table-cell>
          <table:table-cell office:value-type="float" office:value="109.08">
            <text:p>109.08</text:p>
          </table:table-cell>
          <table:table-cell office:value-type="float" office:value="15780.0">
            <text:p>15780.0</text:p>
          </table:table-cell>
          <table:table-cell office:value-type="float" office:value="80.0">
            <text:p>80.0</text:p>
          </table:table-cell>
          <table:table-cell office:value-type="string" office:value="leach residue">
            <text:p>leach residu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4.11">
            <text:p>-114.1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2567_1">
            <text:p>KIA-2567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650.0">
            <text:p>12650.0</text:p>
          </table:table-cell>
          <table:table-cell office:value-type="float" office:value="60.0">
            <text:p>6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3.06">
            <text:p>-93.0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2569_1">
            <text:p>KIA-2569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560.0">
            <text:p>12560.0</text:p>
          </table:table-cell>
          <table:table-cell office:value-type="float" office:value="100.0">
            <text:p>10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5.15">
            <text:p>-95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5610_1">
            <text:p>KIA-5610_1</text:p>
          </table:table-cell>
          <table:table-cell office:value-type="float" office:value="3.47">
            <text:p>3.47</text:p>
          </table:table-cell>
          <table:table-cell office:value-type="float" office:value="108.69">
            <text:p>108.69</text:p>
          </table:table-cell>
          <table:table-cell office:value-type="float" office:value="12415.0">
            <text:p>12415.0</text:p>
          </table:table-cell>
          <table:table-cell office:value-type="float" office:value="55.0">
            <text:p>55.0</text:p>
          </table:table-cell>
          <table:table-cell office:value-type="string" office:value="piece of root, in situ">
            <text:p>piece of root, in situ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4.78">
            <text:p>-84.7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111_1">
            <text:p>KIA-3111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580.0">
            <text:p>12580.0</text:p>
          </table:table-cell>
          <table:table-cell office:value-type="float" office:value="60.0">
            <text:p>6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5.04">
            <text:p>-95.0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31_2">
            <text:p>KIA-3531_2</text:p>
          </table:table-cell>
          <table:table-cell office:value-type="float" office:value="4.313">
            <text:p>4.313</text:p>
          </table:table-cell>
          <table:table-cell office:value-type="float" office:value="108.715">
            <text:p>108.715</text:p>
          </table:table-cell>
          <table:table-cell office:value-type="float" office:value="19400.0">
            <text:p>19400.0</text:p>
          </table:table-cell>
          <table:table-cell office:value-type="float" office:value="230.0">
            <text:p>230.0</text:p>
          </table:table-cell>
          <table:table-cell office:value-type="string" office:value="Bulk sediment humic">
            <text:p>Bulk sediment humic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8.9">
            <text:p>-88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31_1">
            <text:p>KIA-3531_1</text:p>
          </table:table-cell>
          <table:table-cell office:value-type="float" office:value="4.313">
            <text:p>4.313</text:p>
          </table:table-cell>
          <table:table-cell office:value-type="float" office:value="108.715">
            <text:p>108.715</text:p>
          </table:table-cell>
          <table:table-cell office:value-type="float" office:value="20160.0">
            <text:p>20160.0</text:p>
          </table:table-cell>
          <table:table-cell office:value-type="float" office:value="330.0">
            <text:p>33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8.9">
            <text:p>-88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112_1">
            <text:p>KIA-3112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440.0">
            <text:p>12440.0</text:p>
          </table:table-cell>
          <table:table-cell office:value-type="float" office:value="80.0">
            <text:p>80.0</text:p>
          </table:table-cell>
          <table:table-cell office:value-type="string" office:value="root-fibres, in situ">
            <text:p>root-fibres, in situ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5.28">
            <text:p>-95.2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30_1">
            <text:p>KIA-3530_1</text:p>
          </table:table-cell>
          <table:table-cell office:value-type="float" office:value="4.16">
            <text:p>4.16</text:p>
          </table:table-cell>
          <table:table-cell office:value-type="float" office:value="108.58">
            <text:p>108.58</text:p>
          </table:table-cell>
          <table:table-cell office:value-type="float" office:value="12230.0">
            <text:p>12230.0</text:p>
          </table:table-cell>
          <table:table-cell office:value-type="float" office:value="60.0">
            <text:p>6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7.9">
            <text:p>-87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29">
            <text:p>KIA-3529</text:p>
          </table:table-cell>
          <table:table-cell office:value-type="float" office:value="4.566">
            <text:p>4.566</text:p>
          </table:table-cell>
          <table:table-cell office:value-type="float" office:value="108.71">
            <text:p>108.71</text:p>
          </table:table-cell>
          <table:table-cell office:value-type="float" office:value="39210.0">
            <text:p>39210.0</text:p>
          </table:table-cell>
          <table:table-cell office:value-type="float" office:value="3190.0">
            <text:p>319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9.8">
            <text:p>-99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28">
            <text:p>KIA-3528</text:p>
          </table:table-cell>
          <table:table-cell office:value-type="float" office:value="4.566">
            <text:p>4.566</text:p>
          </table:table-cell>
          <table:table-cell office:value-type="float" office:value="108.71">
            <text:p>108.71</text:p>
          </table:table-cell>
          <table:table-cell office:value-type="float" office:value="21490.0">
            <text:p>21490.0</text:p>
          </table:table-cell>
          <table:table-cell office:value-type="float" office:value="330.0">
            <text:p>330.0</text:p>
          </table:table-cell>
          <table:table-cell office:value-type="string" office:value="Bulk sediment insoluble">
            <text:p>Bulk sediment insolubl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6.91">
            <text:p>-96.9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3">
            <text:p>HanebuthEtal2003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527_1">
            <text:p>KIA-3527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440.0">
            <text:p>12440.0</text:p>
          </table:table-cell>
          <table:table-cell office:value-type="float" office:value="70.0">
            <text:p>7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1.61">
            <text:p>-91.6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2570_1">
            <text:p>KIA-2570_1</text:p>
          </table:table-cell>
          <table:table-cell office:value-type="float" office:value="4.36">
            <text:p>4.36</text:p>
          </table:table-cell>
          <table:table-cell office:value-type="float" office:value="108.65">
            <text:p>108.65</text:p>
          </table:table-cell>
          <table:table-cell office:value-type="float" office:value="12470.0">
            <text:p>12470.0</text:p>
          </table:table-cell>
          <table:table-cell office:value-type="float" office:value="60.0">
            <text:p>6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5.31">
            <text:p>-95.3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Sunda_Shelf">
            <text:p>Sunda_Shelf</text:p>
          </table:table-cell>
          <table:table-cell office:value-type="string" office:value="radiocarbon">
            <text:p>radiocarbon</text:p>
          </table:table-cell>
          <table:table-cell office:value-type="string" office:value="KIA-3113_1">
            <text:p>KIA-3113_1</text:p>
          </table:table-cell>
          <table:table-cell office:value-type="float" office:value="4.16">
            <text:p>4.16</text:p>
          </table:table-cell>
          <table:table-cell office:value-type="float" office:value="108.58">
            <text:p>108.58</text:p>
          </table:table-cell>
          <table:table-cell office:value-type="float" office:value="12100.0">
            <text:p>12100.0</text:p>
          </table:table-cell>
          <table:table-cell office:value-type="float" office:value="70.0">
            <text:p>70.0</text:p>
          </table:table-cell>
          <table:table-cell office:value-type="string" office:value="root-fibres, in situ">
            <text:p>root-fibres, in situ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7.15">
            <text:p>-87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nebuthEtal2000">
            <text:p>HanebuthEtal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